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1F7D5B6068E2D4AC94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Joystix" svg:font-family="Joystix" style:font-adornments="Regular" style:font-pitch="variable"/>
    <style:font-face style:name="Joystix1" svg:font-family="Joystix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2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5cm" fo:min-width="25.188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style:writing-mode="lr-tb"/>
      <style:text-properties fo:color="#ff0000" loext:opacity="100%" style:font-name="Joystix" fo:font-size="18pt"/>
    </style:style>
    <style:style style:name="P2" style:family="paragraph">
      <loext:graphic-properties draw:fill="none" draw:fill-color="#ffffff"/>
      <style:paragraph-properties style:writing-mode="lr-tb"/>
      <style:text-properties fo:color="#c9211e" loext:opacity="100%" style:font-name="Joystix" fo:font-size="36pt" fo:font-weight="normal" style:font-size-asian="36pt" style:font-weight-asian="normal" style:font-size-complex="36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ff0000" loext:opacity="100%" style:text-outline="true" style:font-name="Joystix" fo:font-size="36pt" fo:text-shadow="1pt 1pt" style:font-size-asian="36pt" style:font-size-complex="36pt"/>
    </style:style>
    <style:style style:name="T2" style:family="text">
      <style:text-properties fo:color="#000000" loext:opacity="100%" style:font-name="Joystix" fo:font-size="36pt" fo:font-weight="normal" style:font-size-asian="36pt" style:font-weight-asian="normal" style:font-size-complex="36pt" style:font-weight-complex="normal"/>
    </style:style>
    <style:style style:name="T3" style:family="text">
      <style:text-properties fo:color="#c9211e" loext:opacity="100%" style:font-name="Joystix"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6.67cm" svg:height="1.525cm" svg:x="0.635cm" svg:y="13.765cm">
          <draw:text-box>
            <text:p><text:span text:style-name="T1">Hoon SCHOOL LIVE <text:s/>@ <text:s/>LESSON 1</text:span></text:p>
          </draw:text-box>
        </draw:frame>
        <draw:frame draw:style-name="gr2" draw:text-style-name="P2" draw:layer="layout" svg:width="25.688cm" svg:height="1.525cm" svg:x="0.635cm" svg:y="15.682cm">
          <draw:text-box>
            <text:p><text:span text:style-name="T2">A</text:span><text:span text:style-name="T3">Hoon Syntax</text:span></text:p>
          </draw:text-box>
        </draw:frame>
        <draw:frame draw:style-name="gr3" draw:text-style-name="P3" draw:layer="layout" svg:width="10.822cm" svg:height="10.631cm" svg:x="8.5cm" svg:y="1.84cm">
          <draw:image xlink:href="Pictures/1000000100000200000001F7D5B6068E2D4AC94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Joystix" svg:font-family="Joystix" style:font-adornments="Regular" style:font-pitch="variable"/>
    <style:font-face style:name="Joystix1" svg:font-family="Joystix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7.5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6cm" svg:x="1cm" svg:y="3.459cm"/>
      <draw:page-thumbnail draw:layer="backgroundobjects" svg:width="8.999cm" svg:height="5.626cm" svg:x="1cm" svg:y="12.035cm"/>
      <draw:page-thumbnail draw:layer="backgroundobjects" svg:width="8.999cm" svg:height="5.626cm" svg:x="1cm" svg:y="20.611cm"/>
      <draw:page-thumbnail draw:layer="backgroundobjects" svg:width="8.999cm" svg:height="5.626cm" svg:x="11cm" svg:y="3.459cm"/>
      <draw:page-thumbnail draw:layer="backgroundobjects" svg:width="8.999cm" svg:height="5.626cm" svg:x="11cm" svg:y="12.035cm"/>
      <draw:page-thumbnail draw:layer="backgroundobjects" svg:width="8.999cm" svg:height="5.626cm" svg:x="11cm" svg:y="20.611cm"/>
    </style:handout-master>
    <style:master-page style:name="Default" style:page-layout-name="PM1" draw:style-name="Mdp1">
      <draw:frame presentation:style-name="Default-title" draw:layer="backgroundobjects" svg:width="25.191cm" svg:height="2.921cm" svg:x="1.399cm" svg:y="0.697cm" presentation:class="title" presentation:placeholder="true">
        <draw:text-box/>
      </draw:frame>
      <draw:frame presentation:style-name="Default-outline1" draw:layer="backgroundobjects" svg:width="25.191cm" svg:height="10.15cm" svg:x="1.399cm" svg:y="4.094cm" presentation:class="outline" presentation:placeholder="true">
        <draw:text-box/>
      </draw:frame>
      <draw:frame presentation:style-name="Mpr1" draw:text-style-name="MP2" draw:layer="backgroundobjects" svg:width="6.521cm" svg:height="1.206cm" svg:x="1.399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206cm" svg:x="9.572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206cm" svg:x="20.069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0T11:31:57.942258891</meta:creation-date>
    <dc:date>2022-09-30T15:49:15.659068779</dc:date>
    <meta:editing-duration>PT7H40M12S</meta:editing-duration>
    <meta:editing-cycles>218</meta:editing-cycles>
    <meta:generator>LibreOffice/7.2.7.2$Linux_X86_64 LibreOffice_project/20$Build-2</meta:generator>
    <meta:document-statistic meta:object-count="26"/>
  </office:meta>
</office:document-meta>
</file>